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23d" officeooo:paragraph-rsid="0004f23d"/>
    </style:style>
    <style:style style:name="P2" style:family="paragraph" style:parent-style-name="Standard" style:list-style-name="L1">
      <style:text-properties officeooo:paragraph-rsid="000b87df"/>
    </style:style>
    <style:style style:name="P3" style:family="paragraph" style:parent-style-name="Standard" style:list-style-name="L1">
      <style:text-properties officeooo:rsid="0004f23d" officeooo:paragraph-rsid="0004f23d"/>
    </style:style>
    <style:style style:name="P4" style:family="paragraph" style:parent-style-name="Standard" style:list-style-name="L7">
      <style:text-properties officeooo:rsid="0004f23d" officeooo:paragraph-rsid="000b87df"/>
    </style:style>
    <style:style style:name="P5" style:family="paragraph" style:parent-style-name="Standard" style:list-style-name="L10">
      <style:text-properties officeooo:rsid="0004f23d" officeooo:paragraph-rsid="0004f23d"/>
    </style:style>
    <style:style style:name="P6" style:family="paragraph" style:parent-style-name="Standard" style:list-style-name="L15">
      <style:text-properties officeooo:rsid="0004f23d" officeooo:paragraph-rsid="0004f23d"/>
    </style:style>
    <style:style style:name="P7" style:family="paragraph" style:parent-style-name="Standard">
      <style:text-properties officeooo:rsid="0004f23d" officeooo:paragraph-rsid="0005b9aa"/>
    </style:style>
    <style:style style:name="P8" style:family="paragraph" style:parent-style-name="Standard" style:list-style-name="L2">
      <style:text-properties officeooo:paragraph-rsid="0005b9aa"/>
    </style:style>
    <style:style style:name="P9" style:family="paragraph" style:parent-style-name="Standard" style:list-style-name="L6">
      <style:text-properties officeooo:rsid="00070088" officeooo:paragraph-rsid="00070088"/>
    </style:style>
    <style:style style:name="P10" style:family="paragraph" style:parent-style-name="Standard" style:list-style-name="L10">
      <style:text-properties officeooo:rsid="0007fe9f" officeooo:paragraph-rsid="000ea49e"/>
    </style:style>
    <style:style style:name="P11" style:family="paragraph" style:parent-style-name="Standard" style:list-style-name="L1">
      <style:text-properties officeooo:rsid="0007fe9f" officeooo:paragraph-rsid="0007fe9f"/>
    </style:style>
    <style:style style:name="P12" style:family="paragraph" style:parent-style-name="Standard" style:list-style-name="L1">
      <style:text-properties officeooo:rsid="000aa03d" officeooo:paragraph-rsid="000aa03d"/>
    </style:style>
    <style:style style:name="P13" style:family="paragraph" style:parent-style-name="Standard" style:list-style-name="L6">
      <style:text-properties officeooo:rsid="000d50f6" officeooo:paragraph-rsid="000d50f6"/>
    </style:style>
    <style:style style:name="P14" style:family="paragraph" style:parent-style-name="Standard" style:list-style-name="L7">
      <style:text-properties officeooo:rsid="000e1328" officeooo:paragraph-rsid="000e1328"/>
    </style:style>
    <style:style style:name="P15" style:family="paragraph" style:parent-style-name="Standard" style:list-style-name="L10">
      <style:text-properties officeooo:rsid="000ea49e" officeooo:paragraph-rsid="000ea49e"/>
    </style:style>
    <style:style style:name="P16" style:family="paragraph" style:parent-style-name="Standard" style:list-style-name="L1">
      <style:text-properties officeooo:rsid="000ea49e" officeooo:paragraph-rsid="000ea49e"/>
    </style:style>
    <style:style style:name="P17" style:family="paragraph" style:parent-style-name="Standard" style:list-style-name="L1">
      <style:text-properties officeooo:rsid="000ebfae" officeooo:paragraph-rsid="000ebfae"/>
    </style:style>
    <style:style style:name="P18" style:family="paragraph" style:parent-style-name="Standard" style:list-style-name="L3">
      <style:paragraph-properties fo:margin-left="0.9846in" fo:margin-right="0in" fo:text-indent="-0.25in" style:auto-text-indent="false"/>
      <style:text-properties officeooo:rsid="0006eab9" officeooo:paragraph-rsid="000b3478"/>
    </style:style>
    <style:style style:name="P19" style:family="paragraph" style:parent-style-name="Standard" style:list-style-name="L7">
      <style:paragraph-properties fo:margin-left="0.9846in" fo:margin-right="0in" fo:text-indent="-0.25in" style:auto-text-indent="false"/>
      <style:text-properties officeooo:rsid="00070088" officeooo:paragraph-rsid="000e1328"/>
    </style:style>
    <style:style style:name="P20" style:family="paragraph" style:parent-style-name="Standard" style:list-style-name="L8">
      <style:paragraph-properties fo:margin-left="0.9846in" fo:margin-right="0in" fo:text-indent="-0.25in" style:auto-text-indent="false"/>
      <style:text-properties officeooo:rsid="0007fe9f" officeooo:paragraph-rsid="000ea49e"/>
    </style:style>
    <style:style style:name="P21" style:family="paragraph" style:parent-style-name="Standard" style:list-style-name="L12">
      <style:paragraph-properties fo:margin-left="0.9846in" fo:margin-right="0in" fo:text-indent="-0.25in" style:auto-text-indent="false"/>
      <style:text-properties officeooo:rsid="0007fe9f" officeooo:paragraph-rsid="0007fe9f"/>
    </style:style>
    <style:style style:name="P22" style:family="paragraph" style:parent-style-name="Standard" style:list-style-name="L7">
      <style:paragraph-properties fo:margin-left="0.9846in" fo:margin-right="0in" fo:text-indent="-0.25in" style:auto-text-indent="false"/>
      <style:text-properties officeooo:rsid="0007fe9f" officeooo:paragraph-rsid="000e1328"/>
    </style:style>
    <style:style style:name="P23" style:family="paragraph" style:parent-style-name="Standard" style:list-style-name="L16">
      <style:paragraph-properties fo:margin-left="0.9846in" fo:margin-right="0in" fo:text-indent="-0.25in" style:auto-text-indent="false"/>
      <style:text-properties officeooo:rsid="000aa03d" officeooo:paragraph-rsid="000aa03d"/>
    </style:style>
    <style:style style:name="P24" style:family="paragraph" style:parent-style-name="Standard" style:list-style-name="L3">
      <style:paragraph-properties fo:margin-left="0.9846in" fo:margin-right="0in" fo:text-indent="-0.25in" style:auto-text-indent="false"/>
      <style:text-properties officeooo:rsid="000aa03d" officeooo:paragraph-rsid="000aa03d"/>
    </style:style>
    <style:style style:name="P25" style:family="paragraph" style:parent-style-name="Standard" style:list-style-name="L18">
      <style:paragraph-properties fo:margin-left="0.9846in" fo:margin-right="0in" fo:text-indent="-0.25in" style:auto-text-indent="false"/>
      <style:text-properties officeooo:paragraph-rsid="0004f23d"/>
    </style:style>
    <style:style style:name="P26" style:family="paragraph" style:parent-style-name="Standard" style:list-style-name="L8">
      <style:paragraph-properties fo:margin-left="0.9846in" fo:margin-right="0in" fo:text-indent="-0.25in" style:auto-text-indent="false"/>
      <style:text-properties officeooo:rsid="000e1328" officeooo:paragraph-rsid="000e1328"/>
    </style:style>
    <style:style style:name="P27" style:family="paragraph" style:parent-style-name="Standard" style:list-style-name="L22">
      <style:paragraph-properties fo:margin-left="0.9846in" fo:margin-right="0in" fo:text-indent="-0.25in" style:auto-text-indent="false"/>
      <style:text-properties officeooo:rsid="000e1328" officeooo:paragraph-rsid="000e1328"/>
    </style:style>
    <style:style style:name="P28" style:family="paragraph" style:parent-style-name="Standard" style:list-style-name="L8">
      <style:paragraph-properties fo:margin-left="0.9846in" fo:margin-right="0in" fo:text-indent="-0.25in" style:auto-text-indent="false"/>
      <style:text-properties officeooo:rsid="000ea49e" officeooo:paragraph-rsid="000ea49e"/>
    </style:style>
    <style:style style:name="P29" style:family="paragraph" style:parent-style-name="Standard" style:list-style-name="L23">
      <style:paragraph-properties fo:margin-left="0.9846in" fo:margin-right="0in" fo:text-indent="-0.25in" style:auto-text-indent="false"/>
      <style:text-properties officeooo:rsid="000ebfae" officeooo:paragraph-rsid="000ebfae"/>
    </style:style>
    <style:style style:name="P30" style:family="paragraph" style:parent-style-name="Standard" style:list-style-name="L18">
      <style:paragraph-properties fo:margin-left="1.4772in" fo:margin-right="0in" fo:text-indent="-0.25in" style:auto-text-indent="false"/>
      <style:text-properties officeooo:rsid="0006eab9" officeooo:paragraph-rsid="0006eab9"/>
    </style:style>
    <style:style style:name="P31" style:family="paragraph" style:parent-style-name="Standard" style:list-style-name="L3">
      <style:paragraph-properties fo:margin-left="1.4772in" fo:margin-right="0in" fo:text-indent="-0.25in" style:auto-text-indent="false"/>
      <style:text-properties officeooo:rsid="0006eab9" officeooo:paragraph-rsid="0006eab9"/>
    </style:style>
    <style:style style:name="P32" style:family="paragraph" style:parent-style-name="Standard" style:list-style-name="L3">
      <style:paragraph-properties fo:margin-left="1.4772in" fo:margin-right="0in" fo:text-indent="-0.25in" style:auto-text-indent="false"/>
      <style:text-properties officeooo:rsid="0006eab9" officeooo:paragraph-rsid="000b3478"/>
    </style:style>
    <style:style style:name="P33" style:family="paragraph" style:parent-style-name="Standard" style:list-style-name="L18">
      <style:paragraph-properties fo:margin-left="1.4772in" fo:margin-right="0in" fo:text-indent="-0.25in" style:auto-text-indent="false"/>
      <style:text-properties officeooo:rsid="00070088" officeooo:paragraph-rsid="00070088"/>
    </style:style>
    <style:style style:name="P34" style:family="paragraph" style:parent-style-name="Standard" style:list-style-name="L5">
      <style:paragraph-properties fo:margin-left="1.4772in" fo:margin-right="0in" fo:text-indent="-0.25in" style:auto-text-indent="false"/>
      <style:text-properties officeooo:rsid="00070088" officeooo:paragraph-rsid="00070088"/>
    </style:style>
    <style:style style:name="P35" style:family="paragraph" style:parent-style-name="Standard" style:list-style-name="L5">
      <style:paragraph-properties fo:margin-left="1.4772in" fo:margin-right="0in" fo:text-indent="-0.25in" style:auto-text-indent="false"/>
      <style:text-properties officeooo:paragraph-rsid="00070088"/>
    </style:style>
    <style:style style:name="P36" style:family="paragraph" style:parent-style-name="Standard" style:list-style-name="L3">
      <style:paragraph-properties fo:margin-left="1.4772in" fo:margin-right="0in" fo:text-indent="-0.25in" style:auto-text-indent="false"/>
      <style:text-properties officeooo:rsid="0004f23d" officeooo:paragraph-rsid="000b67a4"/>
    </style:style>
    <style:style style:name="T1" style:family="text">
      <style:text-properties officeooo:rsid="0006eab9"/>
    </style:style>
    <style:style style:name="T2" style:family="text">
      <style:text-properties officeooo:rsid="0004f23d"/>
    </style:style>
    <style:style style:name="T3" style:family="text">
      <style:text-properties officeooo:rsid="00070088"/>
    </style:style>
    <style:style style:name="T4" style:family="text">
      <style:text-properties officeooo:rsid="000b3478"/>
    </style:style>
    <style:style style:name="T5" style:family="text">
      <style:text-properties officeooo:rsid="000b67a4"/>
    </style:style>
    <style:style style:name="T6" style:family="text">
      <style:text-properties officeooo:rsid="000b87df"/>
    </style:style>
    <style:style style:name="T7" style:family="text">
      <style:text-properties officeooo:rsid="000e1328"/>
    </style:style>
    <style:style style:name="T8" style:family="text">
      <style:text-properties officeooo:rsid="000e9ab1"/>
    </style:style>
    <style:style style:name="T9" style:family="text">
      <style:text-properties officeooo:rsid="001074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letta</text:p>
      <text:p text:style-name="P1"/>
      <text:list xml:id="list4856732872201226774" text:style-name="L1">
        <text:list-item>
          <text:p text:style-name="P3">Introduzione</text:p>
        </text:list-item>
      </text:list>
      <text:list xml:id="list1571123120684053551" text:style-name="L16">
        <text:list-item>
          <text:p text:style-name="P23">Qual è il problema da affrontare e come lo affronteremo</text:p>
        </text:list-item>
        <text:list-item>
          <text:p text:style-name="P23">contributi <text:span text:style-name="T5">alla ricerca </text:span>e contenuti <text:span text:style-name="T5">della tesi</text:span></text:p>
        </text:list-item>
      </text:list>
      <text:list xml:id="list2480154266702370142" text:style-name="L2">
        <text:list-item>
          <text:p text:style-name="P8"><text:span text:style-name="T2">Perchè i droni sono un hot-topic del momento</text:span></text:p>
        </text:list-item>
      </text:list>
      <text:p text:style-name="P7"/>
      <text:list xml:id="list145432932153593" text:continue-list="list4856732872201226774" text:style-name="L1">
        <text:list-item>
          <text:p text:style-name="P12">Contesto tecnologico</text:p>
        </text:list-item>
      </text:list>
      <text:list xml:id="list4120359379195139487" text:style-name="L3">
        <text:list-item>
          <text:p text:style-name="P18">introduzione al drone: </text:p>
        </text:list-item>
        <text:list-item>
          <text:p text:style-name="P32">cos'è, come è fatto, funzionamento</text:p>
        </text:list-item>
        <text:list-item>
          <text:p text:style-name="P31">limiti: alimentazione, autonomia, payload</text:p>
        </text:list-item>
        <text:list-item>
          <text:p text:style-name="P31">come procede il loro sviluppo tecnologico</text:p>
        </text:list-item>
        <text:list-item>
          <text:p text:style-name="P31">volo in stormo, accenno al problema e alla sua soluzione</text:p>
        </text:list-item>
        <text:list-item>
          <text:p text:style-name="P36">usi principali dei droni e ambiti di impiego, sia in ambito civile che militare: ricerca, monitoraggio, trasporto oggetti, relay, network recovery, etc. Focus su search &amp; rescue.</text:p>
        </text:list-item>
        <text:list-item>
          <text:p text:style-name="P24">drone nel networking:</text:p>
        </text:list-item>
      </text:list>
      <text:list xml:id="list2880341071323982852" text:style-name="L18">
        <text:list-item>
          <text:p text:style-name="P30">drone con Access Point integrato, come si fa, pro e contro</text:p>
        </text:list-item>
        <text:list-item>
          <text:p text:style-name="P33">perché usarli e <text:span text:style-name="T1">casi studio</text:span></text:p>
        </text:list-item>
        <text:list-item>
          <text:p text:style-name="P25"><text:span text:style-name="T2">Reti FANET:</text:span></text:p>
        </text:list-item>
      </text:list>
      <text:list xml:id="list8060331582887890459" text:style-name="L5">
        <text:list-item>
          <text:p text:style-name="P35"><text:span text:style-name="T3">introduzione: reti ad-hoc: descrizione e differenze rispetto reti tradizionali (managed), pro e contro</text:span></text:p>
        </text:list-item>
        <text:list-item>
          <text:p text:style-name="P34">reti MANET (veicoli) e FANET (droni) : descrizione della struttura, opportunità, caratteristiche uniche, usi, differenze con reti ad-hoc standard, tipi di protocolli e necessità di protocolli ad-hoc per il routing</text:p>
        </text:list-item>
      </text:list>
      <text:list xml:id="list145432728057163" text:continue-list="list145432932153593" text:style-name="L1">
        <text:list-item>
          <text:p text:style-name="P3">Formulazione del problema</text:p>
        </text:list-item>
      </text:list>
      <text:list xml:id="list8573465016069387327" text:style-name="L6">
        <text:list-item>
          <text:p text:style-name="P9">scenario, <text:span text:style-name="T6">descrizione grafo della rete</text:span></text:p>
        </text:list-item>
        <text:list-item>
          <text:p text:style-name="P13">assunzioni ?</text:p>
        </text:list-item>
      </text:list>
      <text:list xml:id="list145433619309323" text:continue-list="list145432728057163" text:style-name="L1">
        <text:list-item>
          <text:p text:style-name="P2"><text:span text:style-name="T4">Stato dell'arte e strumenti </text:span></text:p>
        </text:list-item>
      </text:list>
      <text:list xml:id="list2089710016605334851" text:style-name="L7">
        <text:list-item>
          <text:p text:style-name="P4"><text:span text:style-name="T4">Descrizione dei related works, possibilmente con classificazione dei lavori in base a macro-categorie (es: comunicazione tra droni, movimento, volo coordinato, uso in reti ad-hoc, etc.), cercando di spiegare per ognuno se è applicabile o meno al nostro problema e perché.</text:span></text:p>
        </text:list-item>
        <text:list-item>
          <text:p text:style-name="P14">Breve descrizione della programmazione lineare, cos'è, come funziona, come si risolve un problema.</text:p>
        </text:list-item>
        <text:list-item>
          <text:p text:style-name="P14">Breve descrizione delle metaeuristiche, cosa sono, come funzionano, quali sono le differenze (pro e contro) rispetto i metodi esatti</text:p>
        </text:list-item>
        <text:list-item>
          <text:p text:style-name="P14">Interferenza radio:</text:p>
        </text:list-item>
        <text:list-item>
          <text:p text:style-name="P19">intro: cos'è l'interferenza radio e da cosa è composta</text:p>
        </text:list-item>
        <text:list-item>
          <text:p text:style-name="P19">interferenza nelle reti wireless, descrizione, difficoltà nella sua stima e soluzioni (casis tudio)</text:p>
        </text:list-item>
        <text:list-item>
          <text:p text:style-name="P19">radio propagation model: descrizione, uso. </text:p>
        </text:list-item>
        <text:list-item>
          <text:p text:style-name="P19">Modelli presi in esame per il modello MILP</text:p>
        </text:list-item>
        <text:list-item>
          <text:p text:style-name="P22">modello di interferenza adottato</text:p>
        </text:list-item>
      </text:list>
      <text:list xml:id="list145433477778568" text:continue-list="list145433619309323" text:style-name="L1">
        <text:list-item>
          <text:p text:style-name="P3"><text:span text:style-name="T7">Modello </text:span></text:p>
        </text:list-item>
      </text:list>
      <text:list xml:id="list1502972379671964372" text:style-name="L22">
        <text:list-item>
          <text:p text:style-name="P27">multi commodity flows, hub location, multilevel network: fusione degli aspetti di questi tre problemi per il modello finale e descrizione del perché ciascun modello, preso singolarmente, non era adatto a risolvere il nostro problema.</text:p>
        </text:list-item>
      </text:list>
      <text:list xml:id="list9093763410340561382" text:style-name="L8">
        <text:list-item>
          <text:p text:style-name="P26">Assunzioni valide per tutti i modelli successivamente descritti</text:p>
        </text:list-item>
        <text:list-item>
          <text:p text:style-name="P20">tutte le fasi dello sviluppo del modello, motivazioni per tutte le modifiche principali <text:soft-page-break/>fatte, assunzioni</text:p>
        </text:list-item>
        <text:list-item>
          <text:p text:style-name="P26">modello base con vincoli e descrizione</text:p>
        </text:list-item>
        <text:list-item>
          <text:p text:style-name="P26">Formulazioni alternative con set di assunzioni specifiche e descrizione</text:p>
        </text:list-item>
        <text:list-item>
          <text:p text:style-name="P28">stima big M</text:p>
        </text:list-item>
      </text:list>
      <text:list xml:id="list145434053183101" text:continue-list="list145433477778568" text:style-name="L1">
        <text:list-item>
          <text:p text:style-name="P16">Metodi</text:p>
        </text:list-item>
      </text:list>
      <text:list xml:id="list409960229332943511" text:style-name="L10">
        <text:list-item>
          <text:p text:style-name="P15">Come è stato risolto il modello, limiti temporali</text:p>
        </text:list-item>
        <text:list-item>
          <text:p text:style-name="P10">assenza data sets in letteratura, creazione di istanze ad-hoc</text:p>
        </text:list-item>
        <text:list-item>
          <text:p text:style-name="P15">metodo esatto, euristica</text:p>
        </text:list-item>
        <text:list-item>
          <text:p text:style-name="P5">problemi incontrati (tempo, memoria) e come sono stati risolti</text:p>
        </text:list-item>
        <text:list-item>
          <text:p text:style-name="P10">ipotesi su cause lentezza</text:p>
        </text:list-item>
        <text:list-item>
          <text:p text:style-name="P10">necessità di euristica per il modello</text:p>
        </text:list-item>
        <text:list-item>
          <text:p text:style-name="P10">test su eliminazione variabili</text:p>
        </text:list-item>
        <text:list-item>
          <text:p text:style-name="P10">rilassamento continuo</text:p>
        </text:list-item>
        <text:list-item>
          <text:p text:style-name="P10">sviluppo euristica</text:p>
        </text:list-item>
      </text:list>
      <text:list xml:id="list145434124944434" text:continue-list="list145434053183101" text:style-name="L1">
        <text:list-item>
          <text:p text:style-name="P17">Risultati</text:p>
        </text:list-item>
      </text:list>
      <text:list xml:id="list2875012486991359754" text:style-name="L23">
        <text:list-item>
          <text:p text:style-name="P29">implementazione </text:p>
        </text:list-item>
        <text:list-item>
          <text:p text:style-name="P29">istanze</text:p>
        </text:list-item>
        <text:list-item>
          <text:p text:style-name="P29">risultati, confronto tra i metodi e valutazioni</text:p>
        </text:list-item>
      </text:list>
      <text:list xml:id="list145434269513972" text:continue-list="list145434124944434" text:style-name="L1">
        <text:list-item>
          <text:p text:style-name="P11"><text:span text:style-name="T9">C</text:span>onclusioni</text:p>
        </text:list-item>
      </text:list>
      <text:list xml:id="list5361768190994693986" text:style-name="L15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59:44.005246335</meta:creation-date>
    <dc:date>2016-10-28T14:54:32.466200224</dc:date>
    <meta:editing-duration>PT1H59M1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462" meta:character-count="2895" meta:non-whitespace-character-count="2533"/>
  </office:meta>
</office:document-meta>
</file>